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9ecf42" officeooo:paragraph-rsid="009ecf42"/>
    </style:style>
    <style:style style:name="P46" style:family="paragraph" style:parent-style-name="Text_20_body">
      <style:paragraph-properties fo:text-align="start" style:justify-single-word="false"/>
      <style:text-properties officeooo:rsid="00805d05" officeooo:paragraph-rsid="00805d05"/>
    </style:style>
    <style:style style:name="P47" style:family="paragraph" style:parent-style-name="Text_20_body">
      <style:paragraph-properties fo:text-align="start" style:justify-single-word="false"/>
      <style:text-properties officeooo:rsid="00620aa9" officeooo:paragraph-rsid="00620aa9"/>
    </style:style>
    <style:style style:name="P48" style:family="paragraph" style:parent-style-name="Text_20_body">
      <style:paragraph-properties fo:text-align="start" style:justify-single-word="false"/>
      <style:text-properties officeooo:rsid="0131a845" officeooo:paragraph-rsid="0131a845"/>
    </style:style>
    <style:style style:name="P49" style:family="paragraph" style:parent-style-name="Text_20_body">
      <style:paragraph-properties fo:text-align="start" style:justify-single-word="false"/>
      <style:text-properties officeooo:rsid="01397eb0"/>
    </style:style>
    <style:style style:name="P50" style:family="paragraph" style:parent-style-name="Text_20_body">
      <style:paragraph-properties fo:text-align="start" style:justify-single-word="false"/>
      <style:text-properties officeooo:rsid="01397eb0" officeooo:paragraph-rsid="013d5c58"/>
    </style:style>
    <style:style style:name="P51" style:family="paragraph" style:parent-style-name="Text_20_body">
      <style:paragraph-properties fo:text-align="start" style:justify-single-word="false"/>
      <style:text-properties officeooo:rsid="01397eb0" officeooo:paragraph-rsid="0140f54a"/>
    </style:style>
    <style:style style:name="P52" style:family="paragraph" style:parent-style-name="Text_20_body">
      <style:paragraph-properties fo:text-align="start" style:justify-single-word="false"/>
      <style:text-properties officeooo:rsid="013d5c58" officeooo:paragraph-rsid="0140f54a"/>
    </style:style>
    <style:style style:name="P53" style:family="paragraph" style:parent-style-name="Text_20_body">
      <style:paragraph-properties fo:text-align="start" style:justify-single-word="false"/>
      <style:text-properties officeooo:rsid="013d5c58" officeooo:paragraph-rsid="013d5c58"/>
    </style:style>
    <style:style style:name="P54" style:family="paragraph" style:parent-style-name="Text_20_body">
      <style:paragraph-properties fo:text-align="start" style:justify-single-word="false"/>
      <style:text-properties officeooo:rsid="00ed62e0" officeooo:paragraph-rsid="014dc11c"/>
    </style:style>
    <style:style style:name="P55" style:family="paragraph" style:parent-style-name="Text_20_body">
      <style:paragraph-properties fo:text-align="start" style:justify-single-word="false"/>
      <style:text-properties officeooo:rsid="01512cfe" officeooo:paragraph-rsid="01512cfe"/>
    </style:style>
    <style:style style:name="P56" style:family="paragraph" style:parent-style-name="Text_20_body">
      <style:paragraph-properties fo:text-align="start" style:justify-single-word="false"/>
      <style:text-properties officeooo:rsid="0062b8a6" officeooo:paragraph-rsid="0062b8a6"/>
    </style:style>
    <style:style style:name="P57" style:family="paragraph" style:parent-style-name="Text_20_body">
      <style:paragraph-properties fo:text-align="start" style:justify-single-word="false"/>
      <style:text-properties style:text-position="0% 100%" officeooo:rsid="0156ea73" officeooo:paragraph-rsid="016f4451"/>
    </style:style>
    <style:style style:name="P58" style:family="paragraph" style:parent-style-name="Text_20_body">
      <style:paragraph-properties fo:text-align="start" style:justify-single-word="false"/>
      <style:text-properties style:text-position="0% 100%" officeooo:rsid="0156ea73" officeooo:paragraph-rsid="017cea89"/>
    </style:style>
    <style:style style:name="P59" style:family="paragraph" style:parent-style-name="Text_20_body">
      <style:paragraph-properties fo:text-align="start" style:justify-single-word="false"/>
      <style:text-properties style:text-position="0% 100%" officeooo:rsid="01572456" officeooo:paragraph-rsid="017f67a3"/>
    </style:style>
    <style:style style:name="P60" style:family="paragraph" style:parent-style-name="Text_20_body">
      <style:paragraph-properties fo:text-align="start" style:justify-single-word="false"/>
      <style:text-properties style:text-position="0% 100%" officeooo:rsid="017d0427" officeooo:paragraph-rsid="017d0427"/>
    </style:style>
    <style:style style:name="P61" style:family="paragraph" style:parent-style-name="Text_20_body">
      <style:paragraph-properties fo:text-align="start" style:justify-single-word="false"/>
      <style:text-properties style:text-position="0% 100%" officeooo:rsid="0182721c" officeooo:paragraph-rsid="0182721c"/>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Text_20_body">
      <style:paragraph-properties fo:text-align="start" style:justify-single-word="false"/>
      <style:text-properties officeooo:rsid="00eedea0" officeooo:paragraph-rsid="0165a5dd"/>
    </style:style>
    <style:style style:name="P64" style:family="paragraph" style:parent-style-name="Text_20_body">
      <style:paragraph-properties fo:text-align="start" style:justify-single-word="false"/>
      <style:text-properties officeooo:rsid="00aeea88" officeooo:paragraph-rsid="00aeea88"/>
    </style:style>
    <style:style style:name="P65" style:family="paragraph" style:parent-style-name="Text_20_body">
      <style:paragraph-properties fo:text-align="start" style:justify-single-word="false"/>
      <style:text-properties officeooo:rsid="0122cb3c" officeooo:paragraph-rsid="0122cb3c"/>
    </style:style>
    <style:style style:name="P66" style:family="paragraph" style:parent-style-name="Text_20_body">
      <style:paragraph-properties fo:text-align="start" style:justify-single-word="false"/>
      <style:text-properties officeooo:rsid="01895c3b" officeooo:paragraph-rsid="01895c3b"/>
    </style:style>
    <style:style style:name="P67" style:family="paragraph" style:parent-style-name="Text_20_body">
      <style:paragraph-properties fo:text-align="start" style:justify-single-word="false"/>
      <style:text-properties officeooo:rsid="018a0247" officeooo:paragraph-rsid="018a0247"/>
    </style:style>
    <style:style style:name="P68" style:family="paragraph" style:parent-style-name="Text_20_body">
      <style:paragraph-properties fo:text-align="start" style:justify-single-word="false"/>
      <style:text-properties officeooo:rsid="0067f35a" officeooo:paragraph-rsid="0067f35a"/>
    </style:style>
    <style:style style:name="P69" style:family="paragraph" style:parent-style-name="Text_20_body">
      <style:paragraph-properties fo:text-align="start" style:justify-single-word="false"/>
      <style:text-properties officeooo:rsid="018b5aa3" officeooo:paragraph-rsid="018b5aa3"/>
    </style:style>
    <style:style style:name="P70" style:family="paragraph" style:parent-style-name="Standard">
      <style:paragraph-properties fo:text-align="start" style:justify-single-word="false"/>
    </style:style>
    <style:style style:name="P71" style:family="paragraph" style:parent-style-name="Standard">
      <style:paragraph-properties fo:text-align="start" style:justify-single-word="false"/>
      <style:text-properties officeooo:paragraph-rsid="01449569"/>
    </style:style>
    <style:style style:name="P72" style:family="paragraph" style:parent-style-name="Table_20_Contents">
      <style:paragraph-properties fo:text-align="start" style:justify-single-word="false"/>
      <style:text-properties officeooo:paragraph-rsid="002a4180"/>
    </style:style>
    <style:style style:name="P73" style:family="paragraph" style:parent-style-name="Text_20_body">
      <style:paragraph-properties fo:text-align="start" style:justify-single-word="false"/>
    </style:style>
    <style:style style:name="P74" style:family="paragraph" style:parent-style-name="Text_20_body" style:list-style-name="L1">
      <style:paragraph-properties fo:text-align="start" style:justify-single-word="false"/>
    </style:style>
    <style:style style:name="P75" style:family="paragraph" style:parent-style-name="Text_20_body" style:list-style-name="L1">
      <style:paragraph-properties fo:text-align="start" style:justify-single-word="false"/>
      <style:text-properties officeooo:paragraph-rsid="00c9d92f"/>
    </style:style>
    <style:style style:name="P76" style:family="paragraph" style:parent-style-name="Text_20_body" style:list-style-name="L2">
      <style:paragraph-properties fo:text-align="start" style:justify-single-word="false"/>
    </style:style>
    <style:style style:name="P77" style:family="paragraph" style:parent-style-name="Text_20_body" style:list-style-name="L3">
      <style:paragraph-properties fo:text-align="start" style:justify-single-word="false"/>
      <style:text-properties officeooo:paragraph-rsid="0043508b"/>
    </style:style>
    <style:style style:name="P78" style:family="paragraph" style:parent-style-name="Text_20_body" style:list-style-name="L3">
      <style:paragraph-properties fo:text-align="start" style:justify-single-word="false"/>
      <style:text-properties officeooo:paragraph-rsid="004289af"/>
    </style:style>
    <style:style style:name="P79" style:family="paragraph" style:parent-style-name="Text_20_body" style:list-style-name="L7">
      <style:paragraph-properties fo:text-align="start" style:justify-single-word="false"/>
    </style:style>
    <style:style style:name="P80" style:family="paragraph" style:parent-style-name="Text_20_body" style:list-style-name="L11">
      <style:paragraph-properties fo:text-align="start" style:justify-single-word="false"/>
      <style:text-properties officeooo:paragraph-rsid="0183ae4a"/>
    </style:style>
    <style:style style:name="P81" style:family="paragraph" style:parent-style-name="Text_20_body" style:list-style-name="L14">
      <style:paragraph-properties fo:text-align="start" style:justify-single-word="false"/>
    </style:style>
    <style:style style:name="P82" style:family="paragraph" style:parent-style-name="Text_20_body" style:list-style-name="L4">
      <style:paragraph-properties fo:text-align="start" style:justify-single-word="false"/>
      <style:text-properties officeooo:rsid="00487cf1" officeooo:paragraph-rsid="00487cf1"/>
    </style:style>
    <style:style style:name="P83" style:family="paragraph" style:parent-style-name="Text_20_body" style:list-style-name="L5">
      <style:paragraph-properties fo:text-align="start" style:justify-single-word="false"/>
      <style:text-properties officeooo:rsid="004b3c1a" officeooo:paragraph-rsid="004b3c1a"/>
    </style:style>
    <style:style style:name="P84" style:family="paragraph" style:parent-style-name="Text_20_body" style:list-style-name="L5">
      <style:paragraph-properties fo:text-align="start" style:justify-single-word="false"/>
      <style:text-properties officeooo:rsid="004df307" officeooo:paragraph-rsid="004df307"/>
    </style:style>
    <style:style style:name="P85" style:family="paragraph" style:parent-style-name="Text_20_body" style:list-style-name="L6"/>
    <style:style style:name="P86" style:family="paragraph" style:parent-style-name="Text_20_body" style:list-style-name="L6">
      <style:text-properties officeooo:paragraph-rsid="000fc9db"/>
    </style:style>
    <style:style style:name="P87" style:family="paragraph" style:parent-style-name="Text_20_body" style:list-style-name="L8">
      <style:paragraph-properties fo:text-align="start" style:justify-single-word="false"/>
      <style:text-properties officeooo:rsid="010d8c95" officeooo:paragraph-rsid="010d8c95"/>
    </style:style>
    <style:style style:name="P88" style:family="paragraph" style:parent-style-name="Text_20_body" style:list-style-name="L9">
      <style:paragraph-properties fo:text-align="start" style:justify-single-word="false"/>
      <style:text-properties officeooo:rsid="015b6a08" officeooo:paragraph-rsid="015b6a08"/>
    </style:style>
    <style:style style:name="P89" style:family="paragraph" style:parent-style-name="Text_20_body" style:list-style-name="L9">
      <style:paragraph-properties fo:text-align="start" style:justify-single-word="false"/>
      <style:text-properties style:text-position="0% 100%" officeooo:rsid="015c0fb1" officeooo:paragraph-rsid="015c0fb1"/>
    </style:style>
    <style:style style:name="P90" style:family="paragraph" style:parent-style-name="Text_20_body" style:list-style-name="L9">
      <style:paragraph-properties fo:text-align="start" style:justify-single-word="false"/>
      <style:text-properties style:text-position="0% 100%" officeooo:rsid="015fcbaa" officeooo:paragraph-rsid="015fcbaa"/>
    </style:style>
    <style:style style:name="P91" style:family="paragraph" style:parent-style-name="Text_20_body" style:list-style-name="L10">
      <style:paragraph-properties fo:text-align="start" style:justify-single-word="false"/>
      <style:text-properties style:text-position="0% 100%" officeooo:rsid="0156ea73" officeooo:paragraph-rsid="0156ea73"/>
    </style:style>
    <style:style style:name="P92" style:family="paragraph" style:parent-style-name="Text_20_body" style:list-style-name="L10">
      <style:paragraph-properties fo:text-align="start" style:justify-single-word="false"/>
      <style:text-properties style:text-position="0% 100%" officeooo:rsid="01572456" officeooo:paragraph-rsid="01572456"/>
    </style:style>
    <style:style style:name="P93" style:family="paragraph" style:parent-style-name="Text_20_body" style:list-style-name="L10">
      <style:paragraph-properties fo:text-align="start" style:justify-single-word="false"/>
      <style:text-properties style:text-position="0% 100%" officeooo:rsid="01572456" officeooo:paragraph-rsid="016cbe95"/>
    </style:style>
    <style:style style:name="P94" style:family="paragraph" style:parent-style-name="Text_20_body" style:list-style-name="L10">
      <style:paragraph-properties fo:text-align="start" style:justify-single-word="false"/>
      <style:text-properties style:text-position="0% 100%" officeooo:rsid="01572456" officeooo:paragraph-rsid="01576b75"/>
    </style:style>
    <style:style style:name="P95" style:family="paragraph" style:parent-style-name="Text_20_body" style:list-style-name="L12">
      <style:paragraph-properties fo:text-align="start" style:justify-single-word="false"/>
      <style:text-properties style:text-position="0% 100%" officeooo:rsid="01572456" officeooo:paragraph-rsid="017f67a3"/>
    </style:style>
    <style:style style:name="P96" style:family="paragraph" style:parent-style-name="Text_20_body" style:list-style-name="L12">
      <style:paragraph-properties fo:text-align="start" style:justify-single-word="false"/>
      <style:text-properties style:text-position="0% 100%" officeooo:rsid="017d0427" officeooo:paragraph-rsid="017d0427"/>
    </style:style>
    <style:style style:name="P97" style:family="paragraph" style:parent-style-name="Text_20_body" style:list-style-name="L9">
      <style:paragraph-properties fo:text-align="start" style:justify-single-word="false"/>
      <style:text-properties officeooo:rsid="015ca488" officeooo:paragraph-rsid="015ca488"/>
    </style:style>
    <style:style style:name="P98" style:family="paragraph" style:parent-style-name="Text_20_body" style:list-style-name="L9">
      <style:paragraph-properties fo:text-align="start" style:justify-single-word="false"/>
      <style:text-properties officeooo:rsid="015dedb1" officeooo:paragraph-rsid="015dedb1"/>
    </style:style>
    <style:style style:name="P99" style:family="paragraph" style:parent-style-name="Text_20_body" style:list-style-name="L9">
      <style:paragraph-properties fo:text-align="start" style:justify-single-word="false"/>
      <style:text-properties officeooo:rsid="015fcbaa" officeooo:paragraph-rsid="015fcbaa"/>
    </style:style>
    <style:style style:name="P100" style:family="paragraph" style:parent-style-name="Text_20_body" style:list-style-name="L9">
      <style:paragraph-properties fo:text-align="start" style:justify-single-word="false"/>
      <style:text-properties officeooo:rsid="01606274" officeooo:paragraph-rsid="01687abe"/>
    </style:style>
    <style:style style:name="P101" style:family="paragraph" style:parent-style-name="Text_20_body" style:list-style-name="L13"/>
    <style:style style:name="P102" style:family="paragraph" style:parent-style-name="Text_20_body" style:list-style-name="L15">
      <style:paragraph-properties fo:text-align="start" style:justify-single-word="false"/>
      <style:text-properties officeooo:rsid="00810387" officeooo:paragraph-rsid="00810387"/>
    </style:style>
    <style:style style:name="P103" style:family="paragraph" style:parent-style-name="Text_20_body" style:list-style-name="L15">
      <style:paragraph-properties fo:text-align="start" style:justify-single-word="false"/>
      <style:text-properties officeooo:rsid="0082d089" officeooo:paragraph-rsid="0082d089"/>
    </style:style>
    <style:style style:name="P104"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05"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06" style:family="paragraph" style:parent-style-name="Text_20_body" style:list-style-name="L15">
      <style:paragraph-properties fo:text-align="start" style:justify-single-word="false"/>
      <style:text-properties officeooo:rsid="0083254e" officeooo:paragraph-rsid="0083254e"/>
    </style:style>
    <style:style style:name="P107" style:family="paragraph" style:parent-style-name="Text_20_body" style:list-style-name="L16">
      <style:paragraph-properties fo:text-align="start" style:justify-single-word="false"/>
      <style:text-properties officeooo:rsid="0083254e" officeooo:paragraph-rsid="00887781"/>
    </style:style>
    <style:style style:name="P108" style:family="paragraph" style:parent-style-name="Text_20_body" style:list-style-name="L15">
      <style:paragraph-properties fo:text-align="start" style:justify-single-word="false"/>
      <style:text-properties officeooo:rsid="0086892f" officeooo:paragraph-rsid="008b4d44"/>
    </style:style>
    <style:style style:name="P109" style:family="paragraph" style:parent-style-name="Text_20_body" style:list-style-name="L16">
      <style:paragraph-properties fo:text-align="start" style:justify-single-word="false"/>
      <style:text-properties officeooo:rsid="00887781" officeooo:paragraph-rsid="00887781"/>
    </style:style>
    <style:style style:name="P110" style:family="paragraph" style:parent-style-name="Text_20_body" style:list-style-name="L16">
      <style:paragraph-properties fo:text-align="start" style:justify-single-word="false"/>
      <style:text-properties officeooo:rsid="008e719e" officeooo:paragraph-rsid="008e719e"/>
    </style:style>
    <style:style style:name="P1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1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113" style:family="paragraph" style:parent-style-name="Text_20_body">
      <style:paragraph-properties fo:text-align="start" style:justify-single-word="false"/>
      <style:text-properties officeooo:rsid="018d6da1" officeooo:paragraph-rsid="018d6da1"/>
    </style:style>
    <style:style style:name="P114" style:family="paragraph" style:parent-style-name="Text_20_body">
      <style:paragraph-properties fo:text-align="start" style:justify-single-word="false"/>
      <style:text-properties officeooo:rsid="0190e3d7" officeooo:paragraph-rsid="0190e3d7"/>
    </style:style>
    <style:style style:name="P115" style:family="paragraph" style:parent-style-name="Text_20_body">
      <style:paragraph-properties fo:text-align="start" style:justify-single-word="false"/>
      <style:text-properties officeooo:rsid="0152a494"/>
    </style:style>
    <style:style style:name="P116" style:family="paragraph" style:parent-style-name="Text_20_body">
      <style:paragraph-properties fo:text-align="start" style:justify-single-word="false"/>
      <style:text-properties officeooo:rsid="019ae1cc" officeooo:paragraph-rsid="019ae1cc"/>
    </style:style>
    <style:style style:name="P117" style:family="paragraph" style:parent-style-name="Text_20_body" style:list-style-name="L13">
      <style:paragraph-properties fo:margin-top="0in" fo:margin-bottom="0in" loext:contextual-spacing="false"/>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Heading_20_3">
      <style:paragraph-properties fo:text-align="center" style:justify-single-word="false" fo:break-before="page"/>
    </style:style>
    <style:style style:name="P120" style:family="paragraph" style:parent-style-name="Heading_20_3">
      <style:paragraph-properties fo:text-align="center" style:justify-single-word="false" fo:break-before="page"/>
      <style:text-properties officeooo:paragraph-rsid="00152eed"/>
    </style:style>
    <style:style style:name="P121" style:family="paragraph" style:parent-style-name="Heading_20_3">
      <style:paragraph-properties fo:text-align="center" style:justify-single-word="false" fo:break-before="page"/>
      <style:text-properties officeooo:paragraph-rsid="00411f66"/>
    </style:style>
    <style:style style:name="P122" style:family="paragraph" style:parent-style-name="Heading_20_3">
      <style:paragraph-properties fo:text-align="center" style:justify-single-word="false" fo:break-before="page"/>
      <style:text-properties officeooo:paragraph-rsid="0024a40e"/>
    </style:style>
    <style:style style:name="P123" style:family="paragraph" style:parent-style-name="Heading_20_3">
      <style:paragraph-properties fo:text-align="center" style:justify-single-word="false" fo:break-before="page"/>
      <style:text-properties officeooo:paragraph-rsid="0035b834"/>
    </style:style>
    <style:style style:name="P124" style:family="paragraph" style:parent-style-name="Heading_20_3">
      <style:paragraph-properties fo:text-align="center" style:justify-single-word="false" fo:break-before="page"/>
      <style:text-properties officeooo:paragraph-rsid="0019908b"/>
    </style:style>
    <style:style style:name="P125" style:family="paragraph" style:parent-style-name="Heading_20_3">
      <style:paragraph-properties fo:text-align="center" style:justify-single-word="false" fo:break-before="page"/>
      <style:text-properties officeooo:rsid="00cf1ba9" officeooo:paragraph-rsid="00cf1ba9"/>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P140" style:family="paragraph" style:parent-style-name="Heading_20_3">
      <style:paragraph-properties fo:text-align="center" style:justify-single-word="false" fo:break-before="page"/>
      <style:text-properties officeooo:rsid="018d163d" officeooo:paragraph-rsid="018d163d"/>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officeooo:rsid="019304d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text:a xlink:type="simple" xlink:href="#__RefHeading__697_1754408385" text:style-name="Index_20_Link" text:visited-style-name="Index_20_Link">Introduction<text:tab/>2</text:a></text:p>
          <text:p text:style-name="P118"><text:a xlink:type="simple" xlink:href="#__RefHeading__804_1754408385" text:style-name="Index_20_Link" text:visited-style-name="Index_20_Link">Accounts<text:tab/>3</text:a></text:p>
          <text:p text:style-name="P118"><text:a xlink:type="simple" xlink:href="#__RefHeading__807_1754408385" text:style-name="Index_20_Link" text:visited-style-name="Index_20_Link">Adaptive Echo<text:tab/>4</text:a></text:p>
          <text:p text:style-name="P118"><text:a xlink:type="simple" xlink:href="#__RefHeading__186_1525007520" text:style-name="Index_20_Link" text:visited-style-name="Index_20_Link">Block Cipher Modes of Operation<text:tab/>5</text:a></text:p>
          <text:p text:style-name="P118"><text:a xlink:type="simple" xlink:href="#__RefHeading___Toc1165_1635037974" text:style-name="Index_20_Link" text:visited-style-name="Index_20_Link">Capabilities Sharing<text:tab/>6</text:a></text:p>
          <text:p text:style-name="P118"><text:a xlink:type="simple" xlink:href="#__RefHeading__810_1754408385" text:style-name="Index_20_Link" text:visited-style-name="Index_20_Link">Communication Methods<text:tab/>7</text:a></text:p>
          <text:p text:style-name="P118"><text:a xlink:type="simple" xlink:href="#__RefHeading__297_1157459078" text:style-name="Index_20_Link" text:visited-style-name="Index_20_Link">Communication Model<text:tab/>8</text:a></text:p>
          <text:p text:style-name="P118"><text:a xlink:type="simple" xlink:href="#__RefHeading___Toc1909_830128324" text:style-name="Index_20_Link" text:visited-style-name="Index_20_Link">Communication Sessions<text:tab/>9</text:a></text:p>
          <text:p text:style-name="P118"><text:a xlink:type="simple" xlink:href="#__RefHeading___Toc1856_112550698" text:style-name="Index_20_Link" text:visited-style-name="Index_20_Link">Compilation Process<text:tab/>10</text:a></text:p>
          <text:p text:style-name="P118"><text:a xlink:type="simple" xlink:href="#__RefHeading__283_2127962396" text:style-name="Index_20_Link" text:visited-style-name="Index_20_Link">Configuration Settings<text:tab/>11</text:a></text:p>
          <text:p text:style-name="P118"><text:a xlink:type="simple" xlink:href="#__RefHeading__813_1754408385" text:style-name="Index_20_Link" text:visited-style-name="Index_20_Link">Constant-Time Comparison Function<text:tab/>12</text:a></text:p>
          <text:p text:style-name="P118"><text:a xlink:type="simple" xlink:href="#__RefHeading__816_1754408385" text:style-name="Index_20_Link" text:visited-style-name="Index_20_Link">Echo<text:tab/>13</text:a></text:p>
          <text:p text:style-name="P118"><text:a xlink:type="simple" xlink:href="#__RefHeading__651_817640049" text:style-name="Index_20_Link" text:visited-style-name="Index_20_Link">Echo Public Key Sharing<text:tab/>14</text:a></text:p>
          <text:p text:style-name="P118"><text:a xlink:type="simple" xlink:href="#__RefHeading__266_198272384" text:style-name="Index_20_Link" text:visited-style-name="Index_20_Link">Electronic Mail<text:tab/>15</text:a></text:p>
          <text:p text:style-name="P118"><text:a xlink:type="simple" xlink:href="#__RefHeading___Toc649_890794201" text:style-name="Index_20_Link" text:visited-style-name="Index_20_Link">Electronic Mail Forward Secrecy<text:tab/>16</text:a></text:p>
          <text:p text:style-name="P118"><text:a xlink:type="simple" xlink:href="#__RefHeading__819_1754408385" text:style-name="Index_20_Link" text:visited-style-name="Index_20_Link">Encrypted and Authenticated Containers<text:tab/>17</text:a></text:p>
          <text:p text:style-name="P118"><text:a xlink:type="simple" xlink:href="#__RefHeading__603_490309552" text:style-name="Index_20_Link" text:visited-style-name="Index_20_Link">File Encryption<text:tab/>18</text:a></text:p>
          <text:p text:style-name="P118"><text:a xlink:type="simple" xlink:href="#__RefHeading___Toc1120_495770474" text:style-name="Index_20_Link" text:visited-style-name="Index_20_Link">Fragmented StarBeams<text:tab/>19</text:a></text:p>
          <text:p text:style-name="P118"><text:a xlink:type="simple" xlink:href="#__RefHeading__822_1754408385" text:style-name="Index_20_Link" text:visited-style-name="Index_20_Link">Key Derivation<text:tab/>20</text:a></text:p>
          <text:p text:style-name="P118"><text:a xlink:type="simple" xlink:href="#__RefHeading__210_1274879713" text:style-name="Index_20_Link" text:visited-style-name="Index_20_Link">Hybrid System<text:tab/>21</text:a></text:p>
          <text:p text:style-name="P118"><text:a xlink:type="simple" xlink:href="#__RefHeading___Toc1332_384061765" text:style-name="Index_20_Link" text:visited-style-name="Index_20_Link">Local Private Application Interfaces<text:tab/>22</text:a></text:p>
          <text:p text:style-name="P118"><text:a xlink:type="simple" xlink:href="#__RefHeading___Toc1246_1817743241" text:style-name="Index_20_Link" text:visited-style-name="Index_20_Link">McEliece<text:tab/>23</text:a></text:p>
          <text:p text:style-name="P118"><text:a xlink:type="simple" xlink:href="#__RefHeading__299_1157459078" text:style-name="Index_20_Link" text:visited-style-name="Index_20_Link">Multiple Devices<text:tab/>25</text:a></text:p>
          <text:p text:style-name="P118"><text:a xlink:type="simple" xlink:href="#__RefHeading___Toc1195_307987230" text:style-name="Index_20_Link" text:visited-style-name="Index_20_Link">Non-Volatile Congestion Control Memory<text:tab/>26</text:a></text:p>
          <text:p text:style-name="P118"><text:a xlink:type="simple" xlink:href="#__RefHeading___Toc1209_1984784944" text:style-name="Index_20_Link" text:visited-style-name="Index_20_Link">NTL<text:tab/>27</text:a></text:p>
          <text:p text:style-name="P118"><text:a xlink:type="simple" xlink:href="#__RefHeading___Toc1036_18893826" text:style-name="Index_20_Link" text:visited-style-name="Index_20_Link">Pass-through Devices<text:tab/>28</text:a></text:p>
          <text:p text:style-name="P118"><text:a xlink:type="simple" xlink:href="#__RefHeading__253_527466761" text:style-name="Index_20_Link" text:visited-style-name="Index_20_Link">Poptastic<text:tab/>29</text:a></text:p>
          <text:p text:style-name="P118"><text:a xlink:type="simple" xlink:href="#__RefHeading__169_1115980955" text:style-name="Index_20_Link" text:visited-style-name="Index_20_Link">Public Key Infrastructure<text:tab/>30</text:a></text:p>
          <text:p text:style-name="P118"><text:a xlink:type="simple" xlink:href="#__RefHeading___Toc1516_1997043320" text:style-name="Index_20_Link" text:visited-style-name="Index_20_Link">Public Key Sharing<text:tab/>31</text:a></text:p>
          <text:p text:style-name="P118"><text:a xlink:type="simple" xlink:href="#__RefHeading___Toc1373_1503577792" text:style-name="Index_20_Link" text:visited-style-name="Index_20_Link">Secure Memory<text:tab/>32</text:a></text:p>
          <text:p text:style-name="P118"><text:a xlink:type="simple" xlink:href="#__RefHeading___Toc631_61244466" text:style-name="Index_20_Link" text:visited-style-name="Index_20_Link">Sessions<text:tab/>33</text:a></text:p>
          <text:p text:style-name="P118"><text:a xlink:type="simple" xlink:href="#__RefHeading__330_678579420" text:style-name="Index_20_Link" text:visited-style-name="Index_20_Link">Socialist Millionaire Protocol<text:tab/>34</text:a></text:p>
          <text:p text:style-name="P118"><text:a xlink:type="simple" xlink:href="#__RefHeading___Toc1097_1460767439" text:style-name="Index_20_Link" text:visited-style-name="Index_20_Link">Sources of Entropy<text:tab/>35</text:a></text:p>
          <text:p text:style-name="P118"><text:a xlink:type="simple" xlink:href="#__RefHeading__230_1536820662" text:style-name="Index_20_Link" text:visited-style-name="Index_20_Link">Two-Way Calling<text:tab/>36</text:a></text:p>
          <text:p text:style-name="P118"><text:a xlink:type="simple" xlink:href="#__RefHeading___Toc842_866388615" text:style-name="Index_20_Link" text:visited-style-name="Index_20_Link">Verifying Ownership of Public Keys<text:tab/>37</text:a></text:p>
          <text:p text:style-name="P118"><text:a xlink:type="simple" xlink:href="#__RefHeading___Toc839_866388615" text:style-name="Index_20_Link" text:visited-style-name="Index_20_Link">Wide Lanes<text:tab/>39</text:a></text:p>
          <text:p text:style-name="P118"><text:a xlink:type="simple" xlink:href="#__RefHeading___Toc748_390620771" text:style-name="Index_20_Link" text:visited-style-name="Index_20_Link">References<text:tab/>40</text:a></text:p>
        </text:index-body>
      </text:table-of-content>
      <text:p text:style-name="Standard"/>
      <text:h text:style-name="P119" text:outline-level="3"><text:bookmark-start text:name="__RefHeading__697_1754408385"/>Introduction<text:bookmark-end text:name="__RefHeading__697_1754408385"/></text:h>
      <text:p text:style-name="P71">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71"/>
      <text:p text:style-name="P71">Please note that the Echo algorithm and its name are not derived from Ernest J. H. Chang's 1982 Echo Algorithms: Depth Parallel Operations on General Graphs paper.</text:p>
      <text:p text:style-name="P71"/>
      <text:p text:style-name="P71"><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0"/>
      <text:h text:style-name="P119"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382529522989137363" text:style-name="L1">
        <text:list-item>
          <text:p text:style-name="P74">Binding endpoints are responsible for defining account information. During the account-creation process, an account may be designated for one-time use. Account names and account passwords each require at least 32 bytes of data.</text:p>
        </text:list-item>
        <text:list-item>
          <text:p text:style-name="P7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7">Therefore, the Accounts protocol is susceptible to impersonation. The use of nonces and timestamps, in conjunction with congestion control and the temporary retaining of distributed nonces, should prevent re-ordering, reflection, and replay attacks.</text:span></text:p>
      <text:p text:style-name="P115"/>
      <text:h text:style-name="P119"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644927735055443497" text:style-name="L2">
        <text:list-item>
          <text:p text:style-name="P76">A binding endpoint defines an Adaptive Echo token. The information must be distributed securely.</text:p>
        </text:list-item>
        <text:list-item>
          <text:p text:style-name="P7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9"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5"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in order to <text:span text:style-name="T90">conform</text:span> to the client's preferences.</text:p>
      <text:p text:style-name="P30"/>
      <text:h text:style-name="P119"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0"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140" text:outline-level="3"><text:bookmark-start text:name="__RefHeading___Toc1909_830128324"/>Communication Sessions<text:bookmark-end text:name="__RefHeading___Toc1909_830128324"/></text:h>
      <text:p text:style-name="P113">This section describes some common <text:span text:style-name="T176">methods</text:span> which may be employed against <text:span text:style-name="T173">Spot-On in an attempt to destabilize the communications of two parties.</text:span></text:p>
      <text:p text:style-name="P114">Various attacks include: reflection attack, replay attack, and re-ordering attack.</text:p>
      <text:p text:style-name="P116">Spot-On does not guarantee orderly delivery of data and is therefore susceptible to <text:span text:style-name="T175">re-ordering</text:span><text:span text:style-name="T178">. However, such an attack is not considered detrimental. </text:span><text:span text:style-name="T179">Some sub-systems such as Accounts and SMP </text:span><text:span text:style-name="T180">should be resistant to this particular attack.</text:span></text:p>
      <text:p text:style-name="P112">In a <text:span text:style-name="T175">reflection attack</text:span>, an adversary may capture a message sent from party A to party B and return the message to party A. <text:span text:style-name="T174">In order for this attack to be successful in messages involving public keys, it must be possible for the originator of the message to be able to decipher the original message. Group communications are susceptible to reflection attacks.</text:span></text:p>
      <text:p text:style-name="P112"/>
      <text:p text:style-name="P112"/>
      <text:h text:style-name="P126" text:outline-level="3"><text:bookmark-start text:name="__RefHeading___Toc1856_112550698"/>Compilation Process<text:bookmark-end text:name="__RefHeading___Toc1856_112550698"/></text:h>
      <text:p text:style-name="P66">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6">One should then expect results similar to the following.</text:p>
      <text:p text:style-name="P66">date &amp;&amp; sha512sum ./Spot-On ./Spot-On-Kernel</text:p>
      <text:p text:style-name="P66">Fri Jan <text:s/>6 10:27:21 2017</text:p>
      <text:p text:style-name="P66">0fbcf8e8a82dacd9825c42cf88d2d5a70d87965da20a3bfc5f87b8f634e0219567ecd42a01a30b55aed438d6c55ab1d4a6d7ea62fe7a65ac461874f1f1c5de59 <text:s/>./Spot-On</text:p>
      <text:p text:style-name="P66">0cf523d52de5f50ec01e7f442c0f374ac15b6432757f17ac93df26f88784d5819f27101a10a6e765b4d7e8ca420b7c110e822dc835ad0083b339b64f1431ec81 <text:s/>./Spot-On-Kernel</text:p>
      <text:p text:style-name="P66">date &amp;&amp; sha512sum ./Spot-On ./Spot-On-Kernel</text:p>
      <text:p text:style-name="P66">Fri Jan <text:s/>6 10:28:47 2017</text:p>
      <text:p text:style-name="P66">0fbcf8e8a82dacd9825c42cf88d2d5a70d87965da20a3bfc5f87b8f634e0219567ecd42a01a30b55aed438d6c55ab1d4a6d7ea62fe7a65ac461874f1f1c5de59 <text:s/>./Spot-On</text:p>
      <text:p text:style-name="P66">0cf523d52de5f50ec01e7f442c0f374ac15b6432757f17ac93df26f88784d5819f27101a10a6e765b4d7e8ca420b7c110e822dc835ad0083b339b64f1431ec81 <text:s/>./Spot-On-Kernel</text:p>
      <text:p text:style-name="P66">Non-digest-reproducible builds will generate <text:span text:style-name="T172">distinct</text:span> results.</text:p>
      <text:p text:style-name="P67">date &amp;&amp; sha512sum ./Spot-On ./Spot-On-Kernel</text:p>
      <text:p text:style-name="P67">Fri Jan <text:s/>6 10:30:43 2017</text:p>
      <text:p text:style-name="P67">4ccc44773bd43086941dd26f02b82e2eca7972f768844a544d23c19fedf6ed407911a73af4493c546c9bf94ec60afd69c5e0a646e8f9378c75811f4b4d36ef9e <text:s/>./Spot-On</text:p>
      <text:p text:style-name="P67">90720de4702bd5df97ce1af6ec5fd8ec206b279fecff37200f5bad5849e4e1183131ef7492a3a94f45db648ea415184e1ab89da76e7ca9d493738de37e6a8bb5 <text:s/>./Spot-On-Kernel</text:p>
      <text:p text:style-name="P67">date &amp;&amp; sha512sum ./Spot-On ./Spot-On-Kernel</text:p>
      <text:p text:style-name="P67">Fri Jan <text:s/>6 10:32:10 2017</text:p>
      <text:p text:style-name="P67">ea6275a644d1cd589510907929d8133b9e4557abca8c19aa4523887d0efe2b084f24b80216e5b3c889d23d0071afbac1933b772bae5f7cdbb58bd383be4a4a8e <text:s/>./Spot-On</text:p>
      <text:p text:style-name="P67">51d59a7dccd39a34183eeb200e2658d3d77a24e4ca5facbb9ee95fb8f32dbb7434f2d354342c5d7fefd0104feeda45fad6a9fe33a81ee6cd5cf76619a44932e5 <text:s/>./Spot-On-Kernel</text:p>
      <text:h text:style-name="P119"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9"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9"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1"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725989931140905398" text:style-name="L3">
        <text:list-item>
          <text:p text:style-name="P77">A community is created. The community is defined by a pair of authentication and encryption keys. The keys are derived via the PBKDF2 function.</text:p>
        </text:list-item>
        <text:list-item>
          <text:p text:style-name="P7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9"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5112419402704778577" text:style-name="L4">
        <text:list-item>
          <text:p text:style-name="P82">Permanent public key pairs have been exchanged correctly.</text:p>
        </text:list-item>
        <text:list-item>
          <text:p text:style-name="P82">The <text:span text:style-name="T29">respective </text:span>kernel<text:span text:style-name="T28">s</text:span> remain active during the <text:span text:style-name="T23">exchange</text:span> window.</text:p>
        </text:list-item>
      </text:list>
      <text:p text:style-name="P32">Protocol:</text:p>
      <text:list xml:id="list2086818819077894841" text:style-name="L5">
        <text:list-item>
          <text:p text:style-name="P8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3">B generates <text:span text:style-name="T30">private</text:span> authentication and encryption keys.</text:p>
        </text:list-item>
        <text:list-item>
          <text:p text:style-name="P8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8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3">The <text:span text:style-name="T30">session </text:span>keys generated in the fourth step may remain in use until one of the parties decides to establish new <text:span text:style-name="T30">session </text:span>keys.</text:p>
      <text:p text:style-name="P34">Signatures are required over the Poptastic transport.</text:p>
      <text:p text:style-name="P34"/>
      <text:h text:style-name="P119"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5404744782240300043" text:style-name="L6">
        <text:list-item>
          <text:p text:style-name="P86">If the size of the original data is less than the specified cipher's block size, the original data is re-sized such that its new size is identical to the cipher's block size. A zero-byte pad is applied.</text:p>
        </text:list-item>
        <text:list-item>
          <text:p text:style-name="P85">Append the size of the original data to the <text:span text:style-name="T74">potentially-padded</text:span> container.</text:p>
        </text:list-item>
        <text:list-item>
          <text:p text:style-name="P85">Encrypt the augmented data via the selected cipher and specified mode.</text:p>
        </text:list-item>
        <text:list-item>
          <text:p text:style-name="P85">Compute a keyed-hash of the encrypted container.</text:p>
        </text:list-item>
        <text:list-item>
          <text:p text:style-name="P85">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5"/>
      <text:h text:style-name="P122"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2">Byte 0: 0 – unsigned file, 1 – signed file</text:p>
          </table:table-cell>
          <table:table-cell table:style-name="Table1.A1" office:value-type="string">
            <text:p text:style-name="P72">Bytes 1 – 64: keyed hash or 64 bytes of zeros</text:p>
          </table:table-cell>
          <table:table-cell table:style-name="Table1.C1" office:value-type="string">
            <text:p text:style-name="P72">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7"><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7"/>
      <text:h text:style-name="P119"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312134751689476929" text:style-name="L7">
        <text:list-item>
          <text:p text:style-name="P79">Generate a cryptographic salt. The size of the salt is configurable.</text:p>
        </text:list-item>
        <text:list-item>
          <text:p text:style-name="P79">Derive a temporary key via the PBKDF2 function. The hash algorithm, iteration count, passphrase (question/answer), and salt are input parameters to the function. All of the aforementioned parameters are configurable.</text:p>
        </text:list-item>
        <text:list-item>
          <text:p text:style-name="P79">Using the temporary key from the previous step, derive a new key via the PBKDF2 function. The previous parameters are also used, however, the temporary key replaces the passphrase (question/answer).</text:p>
        </text:list-item>
        <text:list-item>
          <text:p text:style-name="P7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9"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6473052218342084030" text:style-name="L8">
        <text:list-item>
          <text:p text:style-name="P87">Decide <text:span text:style-name="T127">on </text:span>the interface of the application. That is, Bluetooth, TCP, etc. <text:span text:style-name="T127">Does it require SSL/TLS?</text:span></text:p>
        </text:list-item>
        <text:list-item>
          <text:p text:style-name="P87">Create a local private listener, say 127.0.0.1:4710.</text:p>
        </text:list-item>
        <text:list-item>
          <text:p text:style-name="P87">Enable the passthrough setting on the listener.</text:p>
        </text:list-item>
        <text:list-item>
          <text:p text:style-name="P87">Prepare the pseudo-private credentials via a context menu.</text:p>
        </text:list-item>
        <text:list-item>
          <text:p text:style-name="P87">Distribute the credentials to your partners. Remember, these are not necessarily private credentials. However, let’s consider them as such.</text:p>
        </text:list-item>
        <text:list-item>
          <text:p text:style-name="P87">Initiate the Spot-On kernel process.</text:p>
        </text:list-item>
        <text:list-item>
          <text:p text:style-name="P87">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33">Finally, a similar approach may be used to define private-application neighbors.</text:span></text:p>
      <text:p text:style-name="P39">Some other interestin<text:span text:style-name="T131">g conclusions follow</text:span>.</text:p>
      <text:p text:style-name="P40">Adaptive echoes are not supported on private-application interfaces.</text:p>
      <text:p text:style-name="P39">Applications may not be able to support Spot-On accounts. Therefore, Spot-On accounts are not observed for <text:span text:style-name="T130">private-application</text:span> listeners.</text:p>
      <text:p text:style-name="P39">Echo modes <text:span text:style-name="T129">and lane widths </text:span>are <text:span text:style-name="T140">regarded</text:span>.</text:p>
      <text:p text:style-name="P39">If congestion control becomes an issue, you may wish to prolong the congestion timer.</text:p>
      <text:p text:style-name="P41">Spot-On guarantee<text:span text:style-name="T140">s</text:span> ordered <text:span text:style-name="T132">data </text:span>delivery.</text:p>
      <text:p text:style-name="P42">Strange behavior may occur if multiple applications <text:span text:style-name="T144">share </text:span>a single channel.</text:p>
      <text:p text:style-name="P42"/>
      <text:h text:style-name="P130" text:outline-level="3"><text:bookmark-start text:name="__RefHeading___Toc1246_1817743241"/>McEliece<text:bookmark-end text:name="__RefHeading___Toc1246_1817743241"/></text:h>
      <text:p text:style-name="P43">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4">Some general information. Spot-On supports m value 11 and t value<text:span text:style-name="T134"> </text:span>51. <text:span text:style-name="T134">For m = 11 and t = 51</text:span>, k = 1487 and n = 2048. As a result, the message expansion factor is approximately 1.4.</text:p>
      <text:p text:style-name="P54">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3"><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2"><text:span text:style-name="T105">D</text:span><text:span text:style-name="T94">ecryption</text:span></text:p>
      <text:list xml:id="list2833686001116646473" text:style-name="L9">
        <text:list-item>
          <text:p text:style-name="P88"><text:span text:style-name="T94">Decrypt, via McEliece, c</text:span><text:span text:style-name="T1">1</text:span><text:span text:style-name="T94"> </text:span><text:span text:style-name="T106">to obtain the original message m.</text:span></text:p>
        </text:list-item>
        <text:list-item>
          <text:p text:style-name="P8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89">Compute the SHA-512 digest of <text:span text:style-name="T158">e</text:span>.</text:p>
        </text:list-item>
        <text:list-item>
          <text:p text:style-name="P9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98"><text:span text:style-name="T94">Compute mcar = c</text:span><text:span text:style-name="T1">2</text:span><text:span text:style-name="T94"> xor </text:span><text:span text:style-name="T111">k</text:span><text:span text:style-name="T6">2</text:span><text:span text:style-name="T94">.</text:span></text:p>
        </text:list-item>
        <text:list-item>
          <text:p text:style-name="P90">Compute the SHA-512 digest of e || mcar.</text:p>
        </text:list-item>
        <text:list-item>
          <text:p text:style-name="P9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7">Encryption</text:p>
      <text:list xml:id="list3959448294858870667" text:style-name="L10">
        <text:list-item>
          <text:p text:style-name="P91">Generate a random vector e of length n. <text:span text:style-name="T166">The vector e will contain t randomly-dispersed ones</text:span>.</text:p>
        </text:list-item>
        <text:list-item>
          <text:p text:style-name="P92">Compute the SHA-512 digest of e || m, where m is the <text:span text:style-name="T159">original</text:span> message.</text:p>
        </text:list-item>
        <text:list-item>
          <text:p text:style-name="P92">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3"><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2">Compute the SHA-512 digest of e.</text:p>
        </text:list-item>
        <text:list-item>
          <text:p text:style-name="P92">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94">Compute c<text:span text:style-name="T1">2</text:span> = <text:span text:style-name="T163">k</text:span><text:span text:style-name="T10">2</text:span> <text:span text:style-name="T154">xor</text:span> m.</text:p>
        </text:list-item>
        <text:list-item>
          <text:p text:style-name="P92">Transfer c<text:span text:style-name="T1">1</text:span>, c<text:span text:style-name="T1">2</text:span>, s<text:span text:style-name="T1">1</text:span>, and s<text:span text:style-name="T1">2</text:span>.</text:p>
        </text:list-item>
      </text:list>
      <text:p text:style-name="P58"><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1">Decryption</text:p>
      <text:list xml:id="list9132721832593981050" text:style-name="L11">
        <text:list-item>
          <text:p text:style-name="P80"><text:span text:style-name="T110">Decrypt, via McEliece, c</text:span><text:span text:style-name="T11">1</text:span><text:span text:style-name="T110"> </text:span><text:span text:style-name="T106">to obtain the original message m.</text:span></text:p>
        </text:list-item>
        <text:list-item>
          <text:p text:style-name="P8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0"><text:span text:style-name="T117">Compute mcar = c</text:span><text:span text:style-name="T12">2</text:span><text:span text:style-name="T117"> xor </text:span><text:span text:style-name="T111">k</text:span><text:span text:style-name="T6">2</text:span><text:span text:style-name="T117">.</text:span></text:p>
        </text:list-item>
        <text:list-item>
          <text:p text:style-name="P8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0">Encryption</text:p>
      <text:list xml:id="list2605572657683730272" text:style-name="L12">
        <text:list-item>
          <text:p text:style-name="P96">Generate a random vector e of length n. The vector e will contain t randomly-dispersed ones.</text:p>
        </text:list-item>
        <text:list-item>
          <text:p text:style-name="P95">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95">Compute c<text:span text:style-name="T1">1</text:span> = <text:span text:style-name="T161">k</text:span><text:span text:style-name="T8">1</text:span> <text:span text:style-name="T155">*</text:span><text:span text:style-name="T157"> </text:span><text:span text:style-name="T156">Ĝ</text:span> + e.</text:p>
        </text:list-item>
        <text:list-item>
          <text:p text:style-name="P95">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95">Compute c<text:span text:style-name="T1">2</text:span> = <text:span text:style-name="T163">k</text:span><text:span text:style-name="T10">2</text:span> <text:span text:style-name="T154">xor</text:span> m.</text:p>
        </text:list-item>
        <text:list-item>
          <text:p text:style-name="P95">Transfer c<text:span text:style-name="T1">1</text:span> <text:span text:style-name="T170">and </text:span>c<text:span text:style-name="T1">2</text:span>.</text:p>
        </text:list-item>
      </text:list>
      <text:p text:style-name="P59"/>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9"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5">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5"/>
      <text:h text:style-name="P119"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49"/>
      <text:h text:style-name="P119"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1">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2">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3">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0"/>
      <text:h text:style-name="P135" text:outline-level="3"><text:bookmark-start text:name="__RefHeading___Toc1373_1503577792"/>Secure Memory<text:bookmark-end text:name="__RefHeading___Toc1373_1503577792"/></text:h>
      <text:p text:style-name="P65">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5"/>
      <text:h text:style-name="P123"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24"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482164059146721413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1">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4">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4"/>
      <text:h text:style-name="P119"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750401592379750254" text:style-name="L14">
        <text:list-item>
          <text:p text:style-name="P81">A peer generates 128-bit AES and 256-bit SHA-512 keys via the system's cryptographic random number generator.</text:p>
        </text:list-item>
        <text:list-item>
          <text:p text:style-name="P81">Using the destination's public key, the peer encapsulates the two keys via the hybrid cryptographic system.</text:p>
        </text:list-item>
        <text:list-item>
          <text:p text:style-name="P81">The destination peer receives the data, records it, and generates separate keys as in step 1.</text:p>
        </text:list-item>
        <text:list-item>
          <text:p text:style-name="P8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6">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3707412599184953440" text:style-name="L15">
        <text:list-item>
          <text:p text:style-name="P102">The encryption or signature public key is gathered <text:span text:style-name="T57">and stored in </text:span><text:span text:style-name="T39">data_t</text:span><text:span text:style-name="T47">.</text:span></text:p>
        </text:list-item>
        <text:list-item>
          <text:p text:style-name="P103">The SHA-512 digest of the <text:span text:style-name="T58">public </text:span>key is computed <text:span text:style-name="T36">and stored in </text:span><text:span text:style-name="T38">hash</text:span><text:span text:style-name="T46">.</text:span></text:p>
        </text:list-item>
        <text:list-item>
          <text:p text:style-name="P104">For DSA, Elliptic Curve DSA, and ElGamal public keys:</text:p>
          <text:list>
            <text:list-item>
              <text:p text:style-name="P104">gcry_sexp_build(&amp;data_t, 0,</text:p>
              <text:p text:style-name="P104">"(data (flags raw)(value %m))",</text:p>
              <text:p text:style-name="P104">hash_t) is computed.</text:p>
            </text:list-item>
          </text:list>
        </text:list-item>
        <text:list-item>
          <text:p text:style-name="P106">For Edward Curve DSA public keys:</text:p>
          <text:list>
            <text:list-item>
              <text:p text:style-name="P106">gcry_sexp_build(&amp;data_t, 0,</text:p>
              <text:p text:style-name="P106">"(data (flags eddsa)(hash-algo sha512)"</text:p>
              <text:p text:style-name="P106">"(value %b))",</text:p>
              <text:p text:style-name="P106">hash.length(),</text:p>
              <text:p text:style-name="P106">hash.constData()) is computed.</text:p>
            </text:list-item>
          </text:list>
        </text:list-item>
        <text:list-item>
          <text:p text:style-name="P106">For RSA public keys:</text:p>
          <text:list>
            <text:list-item>
              <text:p text:style-name="P106">gcry_sexp_build(&amp;data_t, 0,</text:p>
              <text:p text:style-name="P106">"(data (flags pss)(hash sha512 %b)"</text:p>
              <text:p text:style-name="P106">"(random-override %b))",</text:p>
              <text:p text:style-name="P106">hash.length(),</text:p>
              <text:p text:style-name="P106">hash.constData(),</text:p>
              <text:p text:style-name="P106">random.length(),</text:p>
              <text:p text:style-name="P106">random.constData()) is computed, <text:span text:style-name="T56">where the </text:span>variable <text:span text:style-name="T37">random</text:span><text:span text:style-name="T45"> contains 20 bytes of random data.</text:span></text:p>
            </text:list-item>
          </text:list>
        </text:list-item>
        <text:list-item>
          <text:p text:style-name="P108"><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2405556206263044890" text:style-name="L16">
        <text:list-item>
          <text:p text:style-name="P109"><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05">For DSA, Elliptic Curve DSA, and ElGamal public keys:</text:p>
          <text:list>
            <text:list-item>
              <text:p text:style-name="P105">gcry_sexp_build(&amp;data_t, 0,</text:p>
              <text:p text:style-name="P105">"(data (flags raw)(value %m))",</text:p>
              <text:p text:style-name="P107"><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07">For Edward Curve DSA public keys:</text:p>
          <text:list>
            <text:list-item>
              <text:p text:style-name="P107">gcry_sexp_build(&amp;data_t, 0,</text:p>
              <text:p text:style-name="P107">"(data (flags eddsa)(hash-algo sha512)"</text:p>
              <text:p text:style-name="P107">"(value %b))",</text:p>
              <text:p text:style-name="P107">hash.length(),</text:p>
              <text:p text:style-name="P107">hash.constData()) is computed.</text:p>
            </text:list-item>
          </text:list>
        </text:list-item>
        <text:list-item>
          <text:p text:style-name="P107">For RSA public keys:</text:p>
          <text:list>
            <text:list-item>
              <text:p text:style-name="P107">gcry_sexp_build(&amp;data_t, 0,</text:p>
              <text:p text:style-name="P107">"(data (flags pss)(hash sha512 %b)"</text:p>
              <text:p text:style-name="P107">"(random-override %b))",</text:p>
              <text:p text:style-name="P107">hash.length(),</text:p>
              <text:p text:style-name="P107">hash.constData(),</text:p>
              <text:p text:style-name="P107">random.length(),</text:p>
              <text:p text:style-name="P107"><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0"><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6"/>
      <text:h text:style-name="P138" text:outline-level="3"><text:bookmark-start text:name="__RefHeading___Toc839_866388615"/><text:span text:style-name="T34">Wide</text:span> Lanes<text:bookmark-end text:name="__RefHeading___Toc839_866388615"/></text:h>
      <text:p text:style-name="P36">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8"><text:a xlink:type="simple" xlink:href="https://en.wikipedia.org/wiki/Stream_Control_Transmission_Protocol" text:style-name="Internet_20_link" text:visited-style-name="Visited_20_Internet_20_Link">https://en.wikipedia.org/wiki/Stream_Control_Transmission_Protocol</text:a></text:p>
      <text:p text:style-name="P69"><text:a xlink:type="simple" xlink:href="https://en.wikipedia.org/wiki/Time-based_One-time_Password_Algorithm" text:style-name="Internet_20_link" text:visited-style-name="Visited_20_Internet_20_Link">https://en.wikipedia.org/wiki/Time-based_One-time_Password_Algorithm</text:a></text:p>
      <text:p text:style-name="P56"><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5"><text:a xlink:type="simple" xlink:href="https://eprints.qut.edu.au/35665/1/c35665.pdf" text:style-name="Internet_20_link" text:visited-style-name="Visited_20_Internet_20_Link">https://eprints.qut.edu.au/35665/1/c35665.pdf</text:a></text:p>
      <text:p text:style-name="P48"><text:a xlink:type="simple" xlink:href="https://gnupg.org/documentation/manuals/gcrypt" text:style-name="Internet_20_link" text:visited-style-name="Visited_20_Internet_20_Link">https://gnupg.org/documentation/manuals/gcrypt</text:a></text:p>
      <text:p text:style-name="P47"><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5T22:02:06.931856713</dc:date>
    <meta:editing-duration>P2DT22M16S</meta:editing-duration>
    <meta:editing-cycles>537</meta:editing-cycles>
    <meta:generator>LibreOffice/5.1.6.2$Linux_X86_64 LibreOffice_project/10m0$Build-2</meta:generator>
    <meta:document-statistic meta:table-count="1" meta:image-count="0" meta:object-count="0" meta:page-count="40" meta:paragraph-count="324" meta:word-count="5260" meta:character-count="36181" meta:non-whitespace-character-count="31311"/>
  </office:meta>
</office:document-meta>
</file>